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adornments="Bold" style:font-family-generic="swiss"/>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otnote">
      <style:paragraph-properties fo:text-align="justify" style:justify-single-word="false"/>
    </style:style>
    <style:style style:name="P2" style:family="paragraph" style:parent-style-name="Note_20_de_20_bas_20_de_20_page">
      <style:paragraph-properties fo:text-align="justify"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7" style:family="paragraph" style:parent-style-name="Standard">
      <style:paragraph-properties fo:break-before="page"/>
    </style:style>
    <style:style style:name="P8" style:family="paragraph" style:parent-style-name="Contents_20_Heading">
      <style:paragraph-properties fo:break-before="page"/>
    </style:style>
    <style:style style:name="P9" style:family="paragraph" style:parent-style-name="Text_20_body">
      <style:text-properties fo:font-weight="bold" style:font-weight-asian="bold" style:font-weight-complex="bold"/>
    </style:style>
    <style:style style:name="P10" style:family="paragraph" style:parent-style-name="Contents_20_1">
      <style:paragraph-properties>
        <style:tab-stops>
          <style:tab-stop style:position="16cm" style:type="right" style:leader-style="dotted" style:leader-text="."/>
        </style:tab-stops>
      </style:paragraph-properties>
    </style:style>
    <style:style style:name="P11" style:family="paragraph" style:parent-style-name="Contents_20_3">
      <style:paragraph-properties>
        <style:tab-stops>
          <style:tab-stop style:position="15.002cm" style:type="right" style:leader-style="dotted" style:leader-text="."/>
        </style:tab-stops>
      </style:paragraph-properties>
    </style:style>
    <style:style style:name="P12" style:family="paragraph" style:parent-style-name="Contents_20_2">
      <style:paragraph-properties>
        <style:tab-stops>
          <style:tab-stop style:position="15.501cm" style:type="right" style:leader-style="dotted" style:leader-text="."/>
        </style:tab-stops>
      </style:paragraph-properties>
    </style:style>
    <style:style style:name="P13" style:family="paragraph" style:parent-style-name="Footnote">
      <style:paragraph-properties fo:margin-left="0cm" fo:margin-right="0cm" fo:text-indent="0cm" style:auto-text-indent="false"/>
    </style:style>
    <style:style style:name="P14" style:family="paragraph" style:parent-style-name="Contents_20_4">
      <style:paragraph-properties>
        <style:tab-stops>
          <style:tab-stop style:position="14.503cm" style:type="right" style:leader-style="dotted" style:leader-text="."/>
        </style:tab-stops>
      </style:paragraph-properties>
    </style:style>
    <style:style style:name="P15" style:family="paragraph" style:parent-style-name="Contents_20_5">
      <style:paragraph-properties>
        <style:tab-stops>
          <style:tab-stop style:position="14.004cm" style:type="right" style:leader-style="dotted" style:leader-text="."/>
        </style:tab-stops>
      </style:paragraph-properties>
    </style:style>
    <style:style style:name="P16" style:family="paragraph" style:parent-style-name="Standard" style:master-page-name="MP0">
      <style:paragraph-properties fo:text-align="start" style:justify-single-word="false" style:page-number="auto" fo:break-before="page"/>
      <style:text-properties fo:font-size="16pt" fo:font-weight="bold" style:font-size-asian="16pt" style:font-weight-asian="bold" style:font-size-complex="16pt" style:font-weight-complex="bold"/>
    </style:style>
    <style:style style:name="P17" style:family="paragraph" style:parent-style-name="Heading_20_1">
      <style:paragraph-properties fo:break-before="page"/>
    </style:style>
    <style:style style:name="P18" style:family="paragraph" style:parent-style-name="Footnote">
      <style:paragraph-properties fo:margin-left="0cm" fo:margin-right="0cm" fo:text-indent="0cm" style:auto-text-indent="false"/>
    </style:style>
    <style:style style:name="T1" style:family="text">
      <style:text-properties style:font-name="Times New Roman" style:font-name-complex="Times New Roman"/>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Université paris 8</text:p>
      <text:p text:style-name="P5">IUT MONTREUIL</text:p>
      <text:p text:style-name="P5"/>
      <text:p text:style-name="P6">Projet Bomberdose</text:p>
      <text:p text:style-name="P4">Réalisé par Quentin Leuly (GI), Francisco Micaelli (IN), Olivier Solliec (IN)</text:p>
      <text:p text:style-name="P4">Tuteur : Dario Vieira</text:p>
      <text:p text:style-name="P4">Le XX avril 2010</text:p>
      <text:p text:style-name="Standard"/>
      <text:p text:style-name="Standard">à mettre en page, j'ai la flemme</text:p>
      <text:p text:style-name="P7"/>
      <text:h text:style-name="P17" text:outline-level="1">Résumé du rapport</text:h>
      <text:p text:style-name="Standard">(on fera a la fin)</text:p>
      <text:p text:style-name="Standard"/>
      <text:h text:style-name="P17" text:outline-level="1">Summary</text:h>
      <text:p text:style-name="Standard">pareil</text:p>
      <text:p text:style-name="Standard"/>
      <text:p text:style-name="Standard"/>
      <text:p text:style-name="Standard"/>
      <text:table-of-content text:style-name="Sect1" text:name="Table of Contents1">
        <text:table-of-content-source text:outline-level="9">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Sommaire</text:p>
          </text:index-title>
          <text:p text:style-name="P10">Résumé du rapport<text:tab/>3</text:p>
          <text:p text:style-name="P10">Summary<text:tab/>4</text:p>
          <text:p text:style-name="P10">Introduction<text:tab/>6</text:p>
          <text:p text:style-name="P12">IJustification du projet<text:tab/>6</text:p>
          <text:p text:style-name="P12">IIAnalyse de l'existant<text:tab/>6</text:p>
          <text:p text:style-name="P11">AJeu original<text:tab/>6</text:p>
          <text:p text:style-name="P11">BProjets concurrents/voisins<text:tab/>6</text:p>
          <text:p text:style-name="P10">Développement<text:tab/>7</text:p>
          <text:p text:style-name="P12">ILa démarche<text:tab/>7</text:p>
          <text:p text:style-name="P12">IILa réalisation<text:tab/>7</text:p>
          <text:p text:style-name="P11">ALe cahier des charges<text:tab/>7</text:p>
          <text:p text:style-name="P11">BManuel utilisateur<text:tab/>8</text:p>
          <text:p text:style-name="P11">CLa conception générale et détaillée de l'application<text:tab/>8</text:p>
          <text:p text:style-name="P14">1La communication<text:tab/>8</text:p>
          <text:p text:style-name="P15">aCoté serveur<text:tab/>9</text:p>
          <text:p text:style-name="P15">bCôté client<text:tab/>9</text:p>
          <text:p text:style-name="P11">DLa réalisation et la validation de l'application (En gros c'est le codage, et les tests?)<text:tab/>9</text:p>
          <text:p text:style-name="P14">1Le C++<text:tab/>9</text:p>
          <text:p text:style-name="P14">2La SFML<text:tab/>9</text:p>
          <text:p text:style-name="P14">3Le moteur de jeu<text:tab/>9</text:p>
          <text:p text:style-name="P15">aBomberdose<text:tab/>10</text:p>
          <text:p text:style-name="P15">bServer<text:tab/>10</text:p>
        </text:index-body>
      </text:table-of-content>
      <text:p text:style-name="Standard"/>
      <text:p text:style-name="P7"/>
      <text:h text:style-name="Heading_20_1" text:outline-level="1">Introduction</text:h>
      <text:h text:style-name="Heading_20_2" text:outline-level="2">Justification du projet</text:h>
      <text:p text:style-name="Text_20_body">Nous allons aborder plusieurs objectifs qui représentent les idées de base du projet Bomberdose. Tout d'abord, le fait qu'il s'agisse d'un jeu nous a semblé une bonne idée d'un point de vue pédagogique, en effet pour des étudiants il est toujours plus intéressant de concevoir et réaliser un jeu qu'un logiciel de traitement de texte, par <text:s/>exemple.</text:p>
      <text:p text:style-name="Text_20_body">Ainsi, Bomberdose nous a semblé une bonne plate-forme pour intégrer les connaissances que nous avons acquises tout au long du DUT informatique, que ce soient modélisation UML et Merise, algorithmique et programmation temps réel ou protocoles réseaux et sockets.</text:p>
      <text:p text:style-name="Text_20_body">De plus, nous avons décidé d'apprendre un nouveau langage de programmation, le C++. Etant donné que la formation à l'IUT en programmation est presque uniquement centrée sur le langage Java, il nous a paru utile, a la fois pour notre culture d'informaticiens et pour faire preuve d'initiative, de programmer Bomberdose dans un langage qui est très populaire dans le monde de l'informatique. En effet, il existe de nombreux projets open-source réalisés en C++<text:note text:id="ftn1" text:note-class="footnote"><text:note-citation>1</text:note-citation><text:note-body><text:p text:style-name="P1">Sourceforge.net, le c++ est en deuxième position avec 33520 projets après le java (42179), mars 2010</text:p></text:note-body></text:note>, et bien qu'ancien, ce langage est toujours assez important dans le monde du logiciel propriétaire.</text:p>
      <text:p text:style-name="Text_20_body">Enfin, il s'agit d'un bon exercice au maniement des logiciels de contrôle de versions (nous avons personnellement choisi SVN, appelé encore subversion, et notre code est disponible sur googlecode<text:note text:id="ftn2" text:note-class="footnote"><text:note-citation>2</text:note-citation><text:note-body><text:p text:style-name="P1">http://code.google.com/p/bomberdose/</text:p></text:note-body></text:note> en licence new BSD<text:note text:id="ftn3" text:note-class="footnote"><text:note-citation>3</text:note-citation><text:note-body><text:p text:style-name="P1">Annexe 1 – Licence new BSD</text:p></text:note-body></text:note>), qui sont indispensables au bon déroulement d'un projet open-source.</text:p>
      <text:h text:style-name="Heading_20_2" text:outline-level="2">Analyse de l'existant</text:h>
      <text:h text:style-name="Heading_20_3" text:outline-level="3">Jeu original</text:h>
      <text:p text:style-name="P3">Est ce qu'on décrit le fonctionnement du jeu ici, ou on le foutra ds le manuel utilisateur</text:p>
      <text:p text:style-name="Text_20_body">Le jeu original sur lequel est basé notre projet, Bomberman fut développé en 1983 par Hudson Soft. Il existe maintenant plus de 60 jeux dérivés, avec plus de dix millions de copies vendues<text:note text:id="ftn4" text:note-class="footnote"><text:note-citation>4</text:note-citation><text:note-body><text:p text:style-name="P1">http://en.wikipedia.org/wiki/Bomberman</text:p></text:note-body></text:note> dans le monde entier. Etant l'un des pionniers des jeux multi-joueurs, il s'est rapidement établi comme référence dans le monde du jeu vidéo, notamment sur console Nintendo.</text:p>
      <text:h text:style-name="Heading_20_3" text:outline-level="3"><text:soft-page-break/>Projets concurrents/voisins</text:h>
      <text:p text:style-name="Text_20_body">Lors de notre recherche à la bibliothèque de l'iut sur les projets de fin d'années réalisés par les anciens élèves, nous sommes tombés sur un Bomberman-like réalisé en Java en 2007, à l'aide de la bibliothèque JADE<text:note text:id="ftn5" text:note-class="footnote"><text:note-citation>5</text:note-citation><text:note-body><text:p text:style-name="P1">Bibliothèque pour le Java permettant l'implémentation de systèmes multi-agents, mettant à disposition de l'utilisateur des outils graphiques pour les phases de débugging et déploiement.</text:p></text:note-body></text:note>.</text:p>
      <text:p text:style-name="Text_20_body">Il était donc possible de réaliser un Bomberman-like qui respecte les spécifications du projet de fin d'année demandés par l'iut, même s'il ce projet ne correspond pas tout à fait à nos objectifs (langage différent, utilisation sockets).</text:p>
      <text:p text:style-name="Text_20_body">De plus, dans la liste des projets de cette année proposés par les professeurs, le jeu du labyrinthe en réseau est similaire aux spécifications techniques de notre projet : jeu en réseau en temps réel (jusqu'à 4 joueurs maximum), ramassage d'objets, contrainte de temps...</text:p>
      <text:h text:style-name="Heading_20_1" text:outline-level="1">Développement</text:h>
      <text:h text:style-name="Heading_20_2" text:outline-level="2">La démarche</text:h>
      <text:p text:style-name="Text_20_body">Le développement du Bomberdose a été divisé en trois grandes parties. Le premier est le réseau, c’est-à-dire la communication entre plusieurs machines via des échanges de socket<text:note text:id="ftn6" text:note-class="footnote"><text:note-citation>6</text:note-citation><text:note-body><text:p text:style-name="P2"><text:s/>Modèle permettant la communication entre processus, aussi bien sur la même machine, qu’à travers une connexion réseau.</text:p></text:note-body></text:note>. Il y a ensuite le contrôleur, c’est-à-dire le moteur du jeu, qui définit les règles du programme, ainsi que ses limites. Enfin, nous avons la partie « vue », qui est la représentation du programme via l’interface utilisateur. Ces trois grandes parties seront étudiées de manière plus approfondie.</text:p>
      <text:p text:style-name="P9">La répartition des tâches</text:p>
      <text:p text:style-name="Text_20_body">Nous avons décidé d’une répartition des tâches selon plusieurs critères. La première était le temps disponible à consacrer au projet. En effet, les étudiants en option Génie Informatique avaient plusieurs projets en cours, et n’avaient donc pas autant de temps que les étudiants en option Imagerie Numérique à consacrer au projet. Le deuxième critère était l’intéressement de l’étudiant aux différentes parties disponibles. Enfin, nous avons distribué les tâches selon leur « début au plus tard<text:note text:id="ftn7" text:note-class="footnote"><text:note-citation>7</text:note-citation><text:note-body><text:p text:style-name="Note_20_de_20_bas_20_de_20_page"><text:s/>Terme de management signifiant la date du commencement limite pour ne pas que le projet soit retardé.</text:p></text:note-body></text:note>». La vue peut être faite à la fin, nous l’avons donc confiée à Quentin. Au contraire, le moteur du jeu et le réseau doivent être codés rapidement pour effectuer les tests et débugger si nécessaire. Nous avons donc donné à faire le réseau à Olivier, car il voulait faire <text:soft-page-break/>cette partie, et nous avons donné à faire le moteur du jeu à Francisco, qui pensait pouvoir le faire correctement.</text:p>
      <text:h text:style-name="Heading_20_2" text:outline-level="2">La réalisation</text:h>
      <text:h text:style-name="Heading_20_3" text:outline-level="3">Le cahier des charges</text:h>
      <text:p text:style-name="Text_20_body">Le Bomberdose est une reprise de Bomberman, et nous avons décidé de garder le concept de ce jeu en mode multi-joueurs, dont le but est de tuer les autres joueurs grâce à des bombes. Nous avons réfléchi à ce que nous gardons du jeu original, et à ce que nous enlevons, par faute de temps ou compétences. Au final, nous avons décidé que : le Bomberdose se jouera entre deux et quatre joueurs ; il se jouera obligatoirement en réseau, c’est-à-dire via plusieurs machines clients qui se connecteront à un serveur ; dans le jeu original, il y a une dizaine de bonus disponibles selon la version du jeu. Le Bomberdose n’en gardera que cinq avec la gestion de sept malus ; le Bomberdose sera intégralement codé en langage C++ grâce à la bibliothèque SFML<text:note text:id="ftn8" text:note-class="footnote"><text:note-citation>8</text:note-citation><text:note-body><text:p text:style-name="Note_20_de_20_bas_20_de_20_page"><text:s/>Simple and Fast Multimedia Library, bibliothèque codé en C++ permettant l’implémentation simple et rapide d’élément pour les jeux 2D et 3D.</text:p></text:note-body></text:note>; le Bomberdose sera jouable sur différents systèmes d’exploitations, dont Linux et Windows ; le Bomberdose gérera le son, ainsi qu’une musique pendant une partie ; le Bomberdose se jouera en temps réel ; le Bomberdose gèrera les sprites<text:note text:id="ftn9" text:note-class="footnote"><text:note-citation>9</text:note-citation><text:note-body><text:p text:style-name="Note_20_de_20_bas_20_de_20_page"><text:s/>Terme désignant un élément graphique qui peut se déplacer sur l’écran.</text:p></text:note-body></text:note> ; le Bomberdose sera jouable uniquement au clavier avec des touches prédéfinies ; enfin, le Bomberdose sera codé de manière claire, bien commenté, et le projet pourra être facilement repris par les futurs étudiants de deuxième année, si ils veulent l’améliorer, ou implémenter de nouvelles fonctionnalités.</text:p>
      <text:h text:style-name="Heading_20_3" text:outline-level="3">Manuel utilisateur</text:h>
      <text:p text:style-name="Text_20_body">Bienvenue dans le jeu du Bomberdose !</text:p>
      <text:p text:style-name="Text_20_body">Bomberdose est un jeu multijoueur en réseau, en temps réel, où il faut poser des bombes afin de se débarrasser de ses adversaires pour remporter la partie.</text:p>
      <text:p text:style-name="Text_20_body">Il est possible de ramasser des bonus pour augmenter ses aptitudes, cependant attention aux malus, qui sont aussi dangereux que les bonus sont utiles!</text:p>
      <text:p text:style-name="Text_20_body">Ces bonus se cachent dans des murs cassables, que vous apprendrez vite à distinguer des murs incassables si vous souhaitez avoir une chance de survie dans BomberDose.</text:p>
      <text:p text:style-name="Text_20_body">Un jeu se caractérise par plusieurs parties et par des règles que nous allons aborder par la <text:soft-page-break/>suite. Tant que personne n'a gagné autant de parties que le score prédéfini, une nouvelle partie sera lancée.</text:p>
      <text:p text:style-name="Text_20_body">Pour commencer à jouer, il faut tout d'abord lancer l'exécutable « serveurBomberdose » sur la machine qui servira d'hébergeur pour la partie, avec en paramètre le nombre de joueurs que vous souhaitez avoir en jeu, vous y compris. Ce nombre doit être compris entre 2 et 4 inclus.</text:p>
      <text:p text:style-name="Text_20_body">Vous allez ensuite être amenés à configurer les règles du jeu pour les parties (attention, ces règles sont les mêmes pour toutes les parties d'un jeu).</text:p>
      <text:p text:style-name="Text_20_body">Premièrement, il vous faut entrer le nombre de bonus de bombes, qui permettent aux joueurs qui les ramassent d'augmenter le nombre de bombes qu'ils peuvent poser.</text:p>
      <text:p text:style-name="Text_20_body">Ensuite, le nombre de bonus de flamme doit être inscrit, ce bonus augmente d'une case la portée des bombes du joueur qui en bénéficie.</text:p>
      <text:p text:style-name="Text_20_body">Vient ensuite le nombre de bonus de roller, qui permettent d'augmenter sa vitesse de déplacement.</text:p>
      <text:p text:style-name="Text_20_body">Enfin, il faut régler le nombre de malus qui se cacheront dans les murs cassables du jeu.</text:p>
      <text:p text:style-name="Text_20_body">Attention cependant, le nombre cumulé de bonus/malus ne doit pas être supérieur à 80.</text:p>
      <text:p text:style-name="Text_20_body">Une fois le nombre de bonus/malus réglé, vous avez la possibilité de déclarer le score à atteindre pour qu'un joueur gagne le jeu (si vous mettez 3, il y aura autant de parties qu'il faudra avant qu'un joueur atteigne 3).</text:p>
      <text:p text:style-name="Text_20_body">Et la dernière option, le temps d'une partie en minutes, doit être déterminé afin de savoir combien de temps dure une partie, si cette option est à 2 par exemple, si aucun joueur n'a remporté la partie en 2 minutes, la partie se termine et les scores ne changent pas par rapport à la partie d'avant; il s'agit d'un ex-æquo.</text:p>
      <text:p text:style-name="Text_20_body">Une fois tout ceci terminé, il faut lancer un client par joueur souhaitant se connecter au serveur. Il est nécessaire d'avoir autant de clients que le nombre de joueurs entré au lancement du serveur. Si le nombre est inférieur, la partie ne se lancera pas en attente d'un (des) joueur(s) supplémentaire(s). Si le nombre est supérieur, la partie se lancera avec le nombre de joueurs prédéfini auparavant, et les autres ne pourront rien faire.</text:p>
      <text:p text:style-name="Text_20_body">Attention, un seul client peut être lancé par machine, et chaque client prend en paramètre l'adresse IP du serveur (qu'il est possible de voir sur la machine serveur).</text:p>
      <text:p text:style-name="Standard"/>
      <text:h text:style-name="Heading_20_3" text:outline-level="3"><text:soft-page-break/>La conception générale et détaillée de l'application</text:h>
      <text:p text:style-name="Standard"/>
      <text:h text:style-name="Heading_20_4" text:outline-level="4">La communication</text:h>
      <text:p text:style-name="Text_20_body">La communication joue un rôle primordial dans le jeu du Bomberdose. En effet, comme le jeu est en réseau, s'il y a un problème au niveau du transport des données entre le serveur et le client, il ne pourra pas fonctionner.</text:p>
      <text:h text:style-name="Heading_20_5" text:outline-level="5">Coté serveur</text:h>
      <text:p text:style-name="Text_20_body">Il doit être possible d'envoyer de simples instructions aux clients connectés, comme pour dire qu'une nouvelle partie va commencer, ou que la partie en cours se termine. Comme ces informations ne sont pas envoyées constamment, il a été choisi comme protocole de transport <text:s/>le protocole TCP<text:note text:id="ftn0" text:note-class="footnote"><text:note-citation>10</text:note-citation><text:note-body><text:p text:style-name="P13"><text:s/>Transmission Control Protocol, est un protocole de transport fiable en mode connecté, qui permet d'envoyer des données à l'aide de sockets</text:p></text:note-body></text:note>, qui assure que ces données arrivent et ne sont pas perdues en chemin.</text:p>
      <text:p text:style-name="Text_20_body">Ensuite, les données qui concernent l'état de la partie en cours (où est chaque joueur, quel est l'état de la case n°X, etc) doivent être mises à jour constamment </text:p>
      <text:p text:style-name="Text_20_body"/>
      <text:h text:style-name="Heading_20_5" text:outline-level="5">Côté client</text:h>
      <text:p text:style-name="Standard"/>
      <text:h text:style-name="Heading_20_3" text:outline-level="3">La réalisation et la validation de l'application (En gros c'est le codage, et les tests?)</text:h>
      <text:h text:style-name="Heading_20_4" text:outline-level="4">Le C++</text:h>
      <text:p text:style-name="Text_20_body">Le C++ est actuellement le quatrième langage de programmation le plus utilisé au monde<text:note text:id="ftn10" text:note-class="footnote"><text:note-citation>11</text:note-citation><text:note-body><text:p text:style-name="Note_20_de_20_bas_20_de_20_page"><text:s/>http://www.tiobe.com/index.php/content/paperinfo/tpci/index.html</text:p></text:note-body></text:note> (premier si on le regroupe avec le C). Il permet la programmation orientée objet que nous avons exploité pour le Bomberdose. Nous avons décidé d’utiliser le C++ pour plusieurs raisons. Tout d’abord, c’est un langage que nous n’apprenons pas dans l’établissement, où est plutôt enseigné Java. Le C++ est beaucoup plus puissant, car il permet de contrôler les adresses mémoires, et est beaucoup plus rapide. De plus, c’est un langage très rapide. Par contre, le langage est beaucoup plus difficile, et la syntaxe plus dure à assimiler.</text:p>
      <text:h text:style-name="Heading_20_4" text:outline-level="4">La SFML</text:h>
      <text:p text:style-name="Text_20_body">La SFML est une bibliothèque écrite en C++, et peut être utilisée dans d’autres langages que <text:soft-page-break/>nous n’utiliserons pas. Nous avons choisis cette bibliothèque pour ses caractéristiques bien précises.</text:p>
      <text:p text:style-name="Text_20_body">Premièrement c’est une bibliothèque portable, c'est-à-dire que l’on peut la compiler quelque soit le système d’exploitation, et nous permet de remplir la condition de portabilité citée dans le cahier des charges.</text:p>
      <text:p text:style-name="Text_20_body">Ensuite, c’est une bibliothèque très facile à utiliser, avec une documentation complète sur le site internet, des exemples pour chaque méthode, et des explications pour chaque classe.</text:p>
      <text:p text:style-name="Text_20_body">La SFML est divisée en plusieurs modules : Audio, Graphique, Réseau, Système, et Fenêtrage. De ce fait, nous ne sommes pas obligé d’implémenter tous les modules si nous ne les utilisons pas tous. Pour le moteur de jeu par exemple, il est inutile d’importer les modules graphiques, qui seront beaucoup plus utiles dans la Vue. Le fait de ne pas importer tous les modules allège le jeu.</text:p>
      <text:p text:style-name="Text_20_body">La SFML permet une implémentation très simplifié de la partie graphique. Elle a en effet une classe appelée « RenderWindow » <text:s/>qui simplifie les rendus en 2D.</text:p>
      <text:p text:style-name="Text_20_body">Enfin, la SFML dispose de plusieurs classes réseau qui permet une utilisation très simple et intuitive, telles que « SocketUDP », « SocketTCP » et « IPAdress » qui seront détaillées par la suite.</text:p>
      <text:p text:style-name="Standard"/>
      <text:h text:style-name="Heading_20_4" text:outline-level="4">Le moteur de jeu<text:note text:id="ftn11" text:note-class="footnote"><text:note-citation>12</text:note-citation><text:note-body><text:p text:style-name="P13"><text:s/>Se rapporter à l'annexe 2, Diagramme de classe Moteur</text:p></text:note-body></text:note></text:h>
      <text:p text:style-name="Text_20_body">Le concept de « moteur de jeu » est très flou. La définition générale est « Un moteur de jeu est le regroupement de l'ensemble des moteurs spécialisés nécessaires à la réalisation d'un jeu<text:note text:id="ftn12" text:note-class="footnote"><text:note-citation>13</text:note-citation><text:note-body><text:p text:style-name="Note_20_de_20_bas_20_de_20_page"><text:s/><text:span text:style-name="Police_20_par_20_défaut"><text:span text:style-name="T1">http://fr.wikipedia.org/wiki/Moteur_de_jeux</text:span></text:span></text:p></text:note-body></text:note> ». Il existe en effet plusieurs moteurs tels que le moteur réseau, le moteur physique, etc… Pour le Bomberdose, nous n’utiliserons pas cette définition. Le moteur du Bomberdose est ce qui défini les règles du jeu. C’est le moteur qui créé le plateau, place les joueurs, défini si un joueur peut ou non poser une bombe, etc… Nous allons détailler toutes les fonctions du moteur.</text:p>
      <text:h text:style-name="Heading_20_5" text:outline-level="5">Bomberdose</text:h>
      <text:p text:style-name="Text_20_body">La classe Bomberdose est la classe principale du moteur de jeu. Sa fonction principale est de créer le plateau de jeu, les joueurs, fixer le score à atteindre, le nombre de bonus et malus <text:soft-page-break/>ainsi que le temps d’une partie.</text:p>
      <text:h text:style-name="Heading_20_5" text:outline-level="5">Server</text:h>
      <text:p text:style-name="Text_20_body">La classe Server est la classe principale de gestion des communications côté serveur, elle contient un attribut Bomberdose /*qui lui permettra de créer une nouvelle partie ou d'enregistrer les actions des joueurs une fois leurs requêtes traitées. De plus, l'accès à cet attribut permet de récupérer les informations importantes au déroulement d'une partie, qui seront envoyées aux cli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adornments="Bold" style:font-family-generic="swiss"/>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fr" fo:country="FR" fo:font-style="normal" fo:text-shadow="none" style:text-underline-style="none" fo:font-weight="normal" style:letter-kerning="true" fo:background-color="transparent" style:font-name-asian="DejaVu Sans" style:font-size-asian="12pt" style:language-asian="fr" style:country-asian="FR"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text-align="justify" style:justify-single-word="false" fo:hyphenation-ladder-count="no-limit"/>
      <style:text-properties style:font-name="Times New Roman" style:font-name-complex="Times New Roman"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fo:hyphenation-ladder-count="no-limit" style:page-number="auto"/>
      <style:text-properties style:font-name="Arial" fo:font-size="18pt"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text-align="center" style:justify-single-word="false" fo:hyphenation-ladder-count="no-limit"/>
      <style:text-properties style:font-name="Arial" fo:font-style="normal" fo:font-weight="bold" style:font-style-asian="italic" style:font-weight-asian="normal" style:font-style-complex="italic" style:font-weight-complex="normal"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eading_20_3" style:display-name="Heading 3" style:family="paragraph" style:parent-style-name="Heading" style:next-style-name="Text_20_body" style:default-outline-level="3" style:class="text" style:master-page-name="">
      <style:paragraph-properties fo:margin-left="0cm" fo:margin-right="0cm" fo:hyphenation-ladder-count="no-limit" fo:text-indent="0.75cm" style:auto-text-indent="false" style:page-number="auto"/>
      <style:text-properties fo:font-size="12pt"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Note_20_de_20_fin" style:display-name="Note de fin"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Note_20_de_20_bas_20_de_20_page" style:display-name="Note de bas de page"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cm" fo:margin-right="0cm" fo:text-indent="0.75cm" style:auto-text-indent="false">
        <style:tab-stops/>
      </style:paragraph-properties>
      <style:text-properties fo:font-size="12pt"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text-indent="0.499cm" style:auto-text-indent="false">
        <style:tab-stops/>
      </style:paragraph-properties>
      <style:text-properties fo:font-size="12pt"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67%"/>
    </style:style>
    <style:style style:name="Appel_20_note_20_de_20_bas_20_de_20_p." style:display-name="Appel note de bas de p." style:family="text" style:parent-style-name="Police_20_par_20_défaut">
      <style:text-properties style:text-position="super 67%"/>
    </style:style>
    <style:style style:name="Pied_20_de_20_page_20_Car" style:display-name="Pied de page Car" style:family="text" style:parent-style-name="Police_20_par_20_défaut"/>
    <style:style style:name="Note_20_de_20_fin_20_Car" style:display-name="Note de fin Car" style:family="text" style:parent-style-name="Police_20_par_20_défaut">
      <style:text-properties fo:font-size="10pt" style:font-size-asian="10pt" style:font-size-complex="10pt"/>
    </style:style>
    <style:style style:name="Appel_20_de_20_note_20_de_20_fin" style:display-name="Appel de note de fin" style:family="text" style:parent-style-name="Police_20_par_20_défaut">
      <style:text-properties style:text-position="super 67%"/>
    </style:style>
    <style:style style:name="Note_20_de_20_bas_20_de_20_page_20_Car" style:display-name="Note de bas de page Car" style:family="text" style:parent-style-name="Police_20_par_20_défaut">
      <style:text-properties fo:font-size="10pt" style:font-size-asian="10pt" style:font-size-complex="10pt"/>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text:citation-style-name="Appel_20_de_20_note_20_de_20_fin" text:citation-body-style-name="Appel_20_de_20_note_20_de_20_fin"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 <text:s text:c="142"/><text:page-number text:select-page="current">12</text:page-number>/<text:page-count>12</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Oli </meta:initial-creator>
    <dc:creator>Oli </dc:creator>
    <meta:creation-date>2010-03-30T19:14:00Z</meta:creation-date>
    <dc:date>2010-04-04T13:46:01</dc:date>
    <meta:editing-cycles>128</meta:editing-cycles>
    <meta:editing-duration>PT11H50M28S</meta:editing-duration>
    <meta:document-statistic meta:table-count="0" meta:image-count="0" meta:object-count="0" meta:page-count="12" meta:paragraph-count="110" meta:word-count="2372" meta:character-count="14456"/>
    <meta:template xlink:type="simple" xlink:actuate="onRequest" xlink:title="" xlink:href="Normal.dotm"/>
  </office:meta>
</office:document-meta>
</file>